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7e_LT_7e_Gliederung_20_1">
      <style:paragraph-properties fo:margin-left="1.199cm" fo:margin-right="0cm" fo:line-height="92%" fo:text-indent="-0.878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font-size="10.5pt" style:font-size-asian="10.5pt" style:font-size-complex="10.5pt"/>
    </style:style>
    <style:style style:name="P2" style:family="paragraph" style:parent-style-name="Default_7e_LT_7e_Gliederung_20_1">
      <style:paragraph-properties fo:margin-left="0cm" fo:margin-right="0cm" fo:line-height="92%" fo:text-indent="0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font-size="10.5pt" style:font-size-asian="10.5pt" style:font-size-complex="10.5pt"/>
    </style:style>
    <style:style style:name="T1" style:family="text"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bold" style:font-size-asian="32pt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bold" style:font-style-asian="normal" style:font-weight-asian="bold" style:text-emphasize="none"/>
    </style:style>
    <style:style style:name="T5" style:family="text">
      <style:text-properties fo:color="#000000" style:text-outline="false" style:text-line-through-style="none" style:text-line-through-type="none" style:font-name="Microsoft YaHei" fo:font-size="32pt" fo:font-style="normal" fo:text-shadow="none" style:text-underline-style="none" fo:font-weight="bold" style:font-size-asian="32pt" style:font-style-asian="normal" style:font-weight-asian="bold" style:text-emphasize="none"/>
    </style:style>
    <style:style style:name="T6" style:family="text">
      <style:text-properties fo:color="#000000" style:text-outline="false" style:text-line-through-style="none" style:text-line-through-type="none" style:font-name="Microsoft YaHei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Microsoft YaHei" fo:font-style="normal" fo:text-shadow="none" style:text-underline-style="none" fo:font-weight="bold" style:font-style-asian="normal" style:font-weight-asian="bold" style:text-emphasize="none"/>
    </style:style>
    <style:style style:name="T8" style:family="text">
      <style:text-properties fo:color="#000000" style:text-outline="false" style:text-line-through-style="none" style:text-line-through-type="none" style:font-name="Microsoft YaHei" fo:font-style="normal" fo:text-shadow="none" style:text-underline-style="none" fo:font-weight="normal" style:font-style-asian="normal" style:font-weight-asian="normal" style:text-emphasize="none"/>
    </style:style>
    <style:style style:name="T9" style:family="text">
      <style:text-properties fo:font-weight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.</text:span><text:span text:style-name="T7">Tensors manipulation</text:span></text:p>
      <text:p text:style-name="P2"><text:span text:style-name="T3">Element wise squaring : <text:s/>tf.square(_ _ tensor_ _)</text:span></text:p>
      <text:p text:style-name="P2"><text:span text:style-name="T3">Sum of all elements : tf.reduce_sum(_ _tensor _ _)</text:span></text:p>
      <text:p text:style-name="P2"><text:span text:style-name="T3">Mean of all elements : tf.reduce_mean( _ _ tensor _ _ )</text:span></text:p>
      <text:p text:style-name="P2"><text:span text:style-name="T3">Element wise multiplication : tf.multiply(_ _ tensor1 _ _ , _ _ tensor2_ _)</text:span></text:p>
      <text:p text:style-name="P2"><text:span text:style-name="T3">Adding two tensors : tf.add(_ _ tensor1_ _ , _ _ tensor2_ _)</text:span></text:p>
      <text:p text:style-name="P2"><text:span text:style-name="T3">Tensor Multiplications : tf.matmul(_ _ tensor1_ _ , _ _ tensor2_ _)</text:span></text:p>
      <text:p text:style-name="P2"><text:span text:style-name="T3">Printing a Tensor (inside a session): sess.run(_ _ tensorname_ _ ) returns a numpy array</text:span></text:p>
      <text:p text:style-name="P1"><text:span text:style-name="T3">2</text:span><text:span text:style-name="T7">.Initializers</text:span></text:p>
      <text:p text:style-name="P2"><text:span text:style-name="T3">tf.zeros_initiallizers or tf.initializers.zero initializes all to 0 {tf.zeroes(shape) returns a zero matrix}</text:span></text:p>
      <text:p text:style-name="P2"><text:span text:style-name="T3">tf.initializers.random_normal initializes with random values not farther away than <text:s/>standard dev from mean</text:span></text:p>
      <text:p text:style-name="P2"><text:span text:style-name="T3">tf.initializers.truncated_normal</text:span></text:p>
      <text:p text:style-name="P2"><text:span text:style-name="T3">initializes with random values not farther away than <text:s/>standard dev from mean</text:span></text:p>
      <text:p text:style-name="P2"><text:span text:style-name="T4">Variable Syntax</text:span></text:p>
      <text:p text:style-name="P2"><text:span text:style-name="T3">Declaration : _ _ variablename_ _ =tf.get_variable("_ _ variablename_ _ " , _ _ shape_ _ , dtype = <text:s/>_ _datatype_ _ <text:s/>, </text:span><text:span text:style-name="T8">initializer=_ <text:s/>_ initialization_ _)</text:span></text:p>
      <text:p text:style-name="P2"><text:span text:style-name="T3">A variable is just a n dimensional array, the shape is the size of each dimension [1,2,3] means first dimension has 1, second </text:span><text:span text:style-name="T8">has 2, third has 3 elements total = 1*2*3 elements and dtype is datatype (ex-tf.int32) of those 6 element. Example of initializer : tf.zeros_initializer</text:span></text:p>
      <text:p text:style-name="P2"><text:span text:style-name="T3">variable is trainable while placeholder is not, it doesn’t need initialization either, it is provided at runtime by</text:span></text:p>
      <text:p text:style-name="P2"><text:span text:style-name="T3">_ _ placeholdername_ _=tf.placeholder(_ _datatype_ _,shape=_ _shape_ _)</text:span></text:p>
      <text:p text:style-name="P2"><text:span text:style-name="T3">_ _ variablename_ __=tf.variable(_ _data_ _,_ _datatype_ _)</text:span></text:p>
      <text:p text:style-name="P2"><text:span text:style-name="T3">sess.run(.... , feed_dict={x:[1,2,3]....})</text:span></text:p>
      <text:p text:style-name="P1"><text:span text:style-name="T4">Sessions </text:span></text:p>
      <text:p text:style-name="P2"><text:span text:style-name="T3">Starting a Session : </text:span></text:p>
      <text:p text:style-name="P1"><text:span text:style-name="T3">_ _ objectname _ _ = tf.Session()</text:span></text:p>
      <text:p text:style-name="P1"><text:span text:style-name="T3">sess = tf.Session()</text:span></text:p>
      <text:p text:style-name="P2"><text:span text:style-name="T3">Closing a session : sess.close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margin-top="0cm" fo:margin-bottom="0cm" loext:contextual-spacing="false" fo:line-height="92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503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3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203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loext:contextual-spacing="false" fo:line-height="92%" fo:text-align="center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44pt" fo:font-style="normal" fo:text-shadow="none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cm" fo:margin-bottom="0cm" loext:contextual-spacing="false" fo:line-height="92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loext:contextual-spacing="false" fo:line-height="92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cm" fo:margin-bottom="0cm" loext:contextual-spacing="false" fo:line-height="92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503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3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203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6-22T12:07:58.647000000</dc:date>
    <meta:editing-duration>PT54S</meta:editing-duration>
    <meta:editing-cycles>1</meta:editing-cycles>
    <meta:document-statistic meta:table-count="0" meta:image-count="0" meta:object-count="0" meta:page-count="1" meta:paragraph-count="25" meta:word-count="257" meta:character-count="1649" meta:non-whitespace-character-count="1409"/>
  </office:meta>
</office:document-meta>
</file>